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style>
    <style:style style:name="P6" style:family="paragraph" style:parent-style-name="Standard" style:master-page-name="">
      <style:paragraph-properties fo:margin-left="0cm" fo:margin-right="0.101cm" fo:text-align="start" style:justify-single-word="false" fo:text-indent="0cm" style:auto-text-indent="false" style:page-number="auto"/>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 style:family="paragraph" style:parent-style-name="Heading_20_1">
      <style:paragraph-properties fo:break-before="page"/>
    </style:style>
    <style:style style:name="P9" style:family="paragraph" style:parent-style-name="Text_20_body" style:list-style-name="L1">
      <style:paragraph-properties fo:text-align="justify" style:justify-single-word="false"/>
    </style:style>
    <style:style style:name="T1" style:family="text">
      <style:text-properties officeooo:rsid="001b93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8" text:outline-level="1">Opis systemu</text:h>
      <text:p text:style-name="P2"/>
      <text:h text:style-name="Heading_20_2" text:outline-level="2">I. Cel projektu</text:h>
      <text:p text:style-name="Text_20_body"/>
      <text:p text:style-name="P5"><text:tab/>Celem projektu jest opracowanie systemu wspomagającego zarządzanie zleceniami w drukarni. System ma za zadanie przechowywać informacje na temat pracowników, zleceń oraz ich statusów. <text:s/></text:p>
      <text:h text:style-name="Heading_20_2" text:outline-level="2">II. Opis systemu</text:h>
      <text:p text:style-name="Text_20_body"/>
      <text:p text:style-name="P6"><text:tab/>1. Opis</text:p>
      <text:p text:style-name="P4"/>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7758056093690746905" text:style-name="L1">
        <text:list-item>
          <text:list>
            <text:list-item>
              <text:p text:style-name="P9">Drukarz - osoba która drukuje zamówienie klienta, dodaje je do systemu, uzupełnia wszystkie wymagane pola w aplikacji(dane klienta, produkty zamówione oraz ich ilości, dodatkowe uwagi zamawiającego).</text:p>
            </text:list-item>
            <text:list-item>
              <text:p text:style-name="P9">Pakowacz - osoba która wykańcza ręcznie (składa np. ulotki) wcześniej już dodane zamówienia oraz pakuje je aby były gotowe do wysyłki. </text:p>
            </text:list-item>
            <text:list-item>
              <text:p text:style-name="P9">Manager - osoba która zarządza zleceniami, przypisuje je poszczególnym użytkownikom. Kontroluje statusy zleceń oraz sprawdza wydajność pracowników. </text:p>
            </text:list-item>
            <text:list-item>
              <text:p text:style-name="P9">Administrator - osoba która dodaje nowych użytkowników oraz zarządza istniejącymi kontami. Uzupełnia listę dostępnych produktów. Czuwa nad poprawnością działania aplikacji.</text:p>
            </text:list-item>
          </text:list>
        </text:list-item>
      </text:list>
      <text:p text:style-name="P5"><text:tab/>Wszyscy użytk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4"><text:tab/></text:p>
      <text:p text:style-name="P4"/>
      <text:p text:style-name="P4"><text:soft-page-break/><text:tab/></text:p>
      <text:p text:style-name="P4"><text:tab/>2. Środowisko</text:p>
      <text:p text:style-name="P4"/>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p text:style-name="P4"/>
      <text:h text:style-name="Heading_20_2" text:outline-level="2">III. Użytkownicy systemu</text:h>
      <text:p text:style-name="Text_20_body"/>
      <text:p text:style-name="P4"><text:tab/>1. Opis</text:p>
      <text:p text:style-name="P4"/>
      <text:p text:style-name="P5"><text:tab/>System jest dostępny tylko dla wcześniej zdefiniowanych użytkowników, którzy muszą się zalogować indywidualnym loginem oraz hasłem. Są podzieleni na kilka grup, każda z nich ma inne uprawnienia oraz zadania. </text:p>
      <text:p text:style-name="P5"/>
      <text:p text:style-name="P4"><text:tab/>2. Użytkownicy</text:p>
      <text:p text:style-name="P4"/>
      <text:p text:style-name="P4"><text:tab/><text:tab/>2a. Drukarz</text:p>
      <text:p text:style-name="P4"/>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p text:style-name="P4"><text:tab/><text:tab/>2b. Pakowacz</text:p>
      <text:p text:style-name="P4"/>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5"/>
      <text:p text:style-name="P7"><text:tab/><text:tab/>2c. Manager</text:p>
      <text:p text:style-name="P4"/>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p text:style-name="P4"><text:tab/><text:tab/>2d. Administrator</text:p>
      <text:p text:style-name="P4"/>
      <text:p text:style-name="P5"><text:tab/>Administrator uzupełnia słownik bazy danych, nazwy produktów oraz ich dostępność. Zarządza kontami użytkowników. Jest wsparciem techniczny<text:span text:style-name="T1">m</text:span> systemu.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5-10-16T20:59:49.580000000</dc:date>
    <meta:editing-duration>PT1H57M21S</meta:editing-duration>
    <meta:editing-cycles>9</meta:editing-cycles>
    <meta:generator>LibreOffice/5.0.2.2$Windows_x86 LibreOffice_project/37b43f919e4de5eeaca9b9755ed688758a8251fe</meta:generator>
    <meta:document-statistic meta:table-count="0" meta:image-count="0" meta:object-count="0" meta:page-count="4" meta:paragraph-count="29" meta:word-count="572" meta:character-count="4387" meta:non-whitespace-character-count="3807"/>
  </office:meta>
</office:document-meta>
</file>